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0401" officeooo:paragraph-rsid="00105836" style:font-size-asian="10.5pt"/>
    </style:style>
    <style:style style:name="P2" style:family="paragraph" style:parent-style-name="Standard">
      <style:text-properties fo:language="en" fo:country="US" officeooo:rsid="00122fcc" officeooo:paragraph-rsid="00151c3d" style:font-size-asian="10.5pt"/>
    </style:style>
    <style:style style:name="P3" style:family="paragraph" style:parent-style-name="Standard">
      <style:text-properties fo:language="en" fo:country="US" officeooo:rsid="0016f514" officeooo:paragraph-rsid="001bcdf2" style:font-size-asian="10.5pt"/>
    </style:style>
    <style:style style:name="P4" style:family="paragraph" style:parent-style-name="Standard">
      <style:text-properties officeooo:paragraph-rsid="001bcdf2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e6d10" style:font-size-asian="12pt" style:font-size-complex="12pt"/>
    </style:style>
    <style:style style:name="T4" style:family="text">
      <style:text-properties fo:language="en" fo:country="US" officeooo:rsid="001bcdf2" style:font-size-asian="10.5pt"/>
    </style:style>
    <style:style style:name="T5" style:family="text">
      <style:text-properties officeooo:rsid="00105836"/>
    </style:style>
    <style:style style:name="T6" style:family="text">
      <style:text-properties officeooo:rsid="0013080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455b7" style:font-style-asian="italic" style:font-style-complex="italic"/>
    </style:style>
    <style:style style:name="T9" style:family="text">
      <style:text-properties fo:font-style="italic" officeooo:rsid="00130807" style:font-style-asian="italic" style:font-style-complex="italic"/>
    </style:style>
    <style:style style:name="T10" style:family="text">
      <style:text-properties fo:font-style="italic" officeooo:rsid="00151c3d" style:font-style-asian="italic" style:font-style-complex="italic"/>
    </style:style>
    <style:style style:name="T11" style:family="text">
      <style:text-properties fo:font-style="italic" fo:font-weight="bold" officeooo:rsid="001455b7" style:font-style-asian="italic" style:font-weight-asian="bold" style:font-style-complex="italic" style:font-weight-complex="bold"/>
    </style:style>
    <style:style style:name="T12" style:family="text">
      <style:text-properties officeooo:rsid="0018577d"/>
    </style:style>
    <style:style style:name="T13" style:family="text">
      <style:text-properties fo:color="#000000" style:font-name="Liberation Serif" fo:font-size="12pt" fo:language="en" fo:country="US" officeooo:rsid="001bcdf2" style:font-size-asian="12pt" style:font-size-complex="12pt"/>
    </style:style>
    <style:style style:name="T14" style:family="text">
      <style:text-properties fo:color="#000000" style:font-name="Liberation Serif" fo:font-size="12pt" fo:language="en" fo:country="US" officeooo:rsid="001d58e6" style:font-size-asian="12pt" style:font-size-complex="12pt"/>
    </style:style>
    <style:style style:name="T15" style:family="text">
      <style:text-properties fo:color="#000000" style:font-name="Liberation Serif" fo:font-size="12pt" fo:language="en" fo:country="US" officeooo:rsid="001e6d10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the world in 60 seconds in FirstFT. Hurricane Mathew is making it’s way to the <text:span text:style-name="T5">east c</text:span>ost <text:span text:style-name="T5">of the US, leaving a trail of destruction on its way.</text:span></text:p>
      <text:p text:style-name="P2">A number of US governments *<text:span text:style-name="T8">has </text:span><text:span text:style-name="T11">/ </text:span><text:span text:style-name="T7">of*</text:span> declared states of emergency <text:span text:style-name="T6">in preparation. The strongest Caribbean storm is almost decade has *</text:span><text:span text:style-name="T9">blow</text:span><text:span text:style-name="T10">ed</text:span><text:span text:style-name="T8">*</text:span><text:span text:style-name="T6"> of roofs, destroyed bridges and lefts road on coastal areas flooded in height in Cuba.</text:span></text:p>
      <text:p text:style-name="P2"/>
      <text:p text:style-name="P3">The US vice <text:span text:style-name="T12">candidates has faced of in a televised debates. Donald Trump deputy Mike Pence is * why he seemed <text:s/>...* one. He avoided * .. * in msr. Jones <text:s/>controversial comments..</text:span></text:p>
      <text:p text:style-name="P3"/>
      <text:p text:style-name="P4"><text:span text:style-name="T4">A new US company Jonson&amp;Jonson has warned that insulin pumps</text:span><text:span text:style-name="T13"> could be hacked. </text:span><text:span text:style-name="T15">They told</text:span><text:span text:style-name="T13"> one </text:span><text:span text:style-name="T14">hundred </text:span><text:span text:style-name="T15">and </text:span><text:span text:style-name="T13">thousand diabetes patients </text:span><text:span text:style-name="T3">that</text:span><text:span text:style-name="T1"> </text:span><text:span text:style-name="T2">the flaws </text:span><text:span text:style-name="T3">in the plumps could give hackers unauthorized access. Cyber risks to medical devices is growing as more of them are connected to the Internet * has part * to push for remote monitor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1:14:05.561804704</meta:creation-date>
    <dc:date>2016-10-08T22:10:10.107523808</dc:date>
    <meta:editing-duration>PT45M51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158" meta:character-count="891" meta:non-whitespace-character-count="735"/>
  </office:meta>
</office:document-meta>
</file>